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keep-together="always" style:page-number="auto" fo:keep-with-next="always"/>
    </style:style>
    <style:style style:name="P2" style:family="paragraph" style:parent-style-name="Standard" style:list-style-name="L1"/>
    <style:style style:name="P3" style:family="paragraph" style:parent-style-name="Standard" style:list-style-name="L1" style:master-page-name="">
      <style:paragraph-properties fo:keep-together="always" style:page-number="auto" fo:keep-with-next="always"/>
    </style:style>
    <style:style style:name="P4" style:family="paragraph" style:parent-style-name="Heading_20_1" style:master-page-name="">
      <style:paragraph-properties fo:orphans="2" fo:widows="2" style:page-number="auto"/>
    </style:style>
    <style:style style:name="P5" style:family="paragraph" style:parent-style-name="Contents_20_1">
      <style:paragraph-properties>
        <style:tab-stops>
          <style:tab-stop style:position="8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803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SDP FAQ</text:p>
      <text:p text:style-name="Standard">Check with SIA first, that's the authoritative source. <text:s/>Check https://github.com/smithee-us/lib-osdp/doc/explaining-osdp/osdp-faq.pdf for latest version of this. 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106_613736186" text:style-name="Index_20_Link" text:visited-style-name="Index_20_Link">1. What's the current spec?<text:tab/>1</text:a></text:p>
          <text:p text:style-name="P5"><text:a xlink:type="simple" xlink:href="#__RefHeading__108_613736186" text:style-name="Index_20_Link" text:visited-style-name="Index_20_Link">2. Does OSDP support Digital I/O?<text:tab/>1</text:a></text:p>
          <text:p text:style-name="P5"><text:a xlink:type="simple" xlink:href="#__RefHeading__110_613736186" text:style-name="Index_20_Link" text:visited-style-name="Index_20_Link">3. Does OSDP support LED colors?<text:tab/>1</text:a></text:p>
          <text:p text:style-name="P6"><text:a xlink:type="simple" xlink:href="#__RefHeading__104_1781044413" text:style-name="Index_20_Link" text:visited-style-name="Index_20_Link">3.1 Color Choices<text:tab/>1</text:a></text:p>
          <text:p text:style-name="P6"><text:a xlink:type="simple" xlink:href="#__RefHeading__106_1781044413" text:style-name="Index_20_Link" text:visited-style-name="Index_20_Link">3.2 Switching off LED's<text:tab/>1</text:a></text:p>
          <text:p text:style-name="P5"><text:a xlink:type="simple" xlink:href="#__RefHeading__112_613736186" text:style-name="Index_20_Link" text:visited-style-name="Index_20_Link">4. Does OSDP support buzzers?<text:tab/>1</text:a></text:p>
          <text:p text:style-name="P5"><text:a xlink:type="simple" xlink:href="#__RefHeading__108_1781044413" text:style-name="Index_20_Link" text:visited-style-name="Index_20_Link">5. How does Biometrics work?<text:tab/>2</text:a></text:p>
          <text:p text:style-name="P5"><text:a xlink:type="simple" xlink:href="#__RefHeading__114_613736186" text:style-name="Index_20_Link" text:visited-style-name="Index_20_Link">6. How do you interpret osdp_ISTATR<text:tab/>2</text:a></text:p>
          <text:p text:style-name="P5"><text:a xlink:type="simple" xlink:href="#__RefHeading__150_2071203050" text:style-name="Index_20_Link" text:visited-style-name="Index_20_Link">0. Where is this document?<text:tab/>2</text:a></text:p>
        </text:index-body>
      </text:table-of-content>
      <text:p text:style-name="Standard"/>
      <text:p text:style-name="Standard"/>
      <text:h text:style-name="Heading_20_1" text:outline-level="1"><text:bookmark-start text:name="__RefHeading__106_613736186"/>1. What's the current spec?<text:bookmark-end text:name="__RefHeading__106_613736186"/></text:h>
      <text:p text:style-name="Standard"/>
      <text:p text:style-name="Standard">The current spec as used by the working group is the version in the SIA Sharepoint site for OSDP. <text:s/></text:p>
      <text:p text:style-name="Standard"/>
      <text:p text:style-name="Standard">The spec consists of these files:</text:p>
      <text:p text:style-name="Standard"><text:tab/>SIA_OSDP2.1.7</text:p>
      <text:p text:style-name="Standard"><text:tab/>SIA OSDP Application Profile - Basic</text:p>
      <text:p text:style-name="Standard"><text:tab/>SIA OSDP Application Profile - Biometric</text:p>
      <text:p text:style-name="Standard"><text:tab/>SIA OSDP Application Profile - Peripheral</text:p>
      <text:p text:style-name="Standard"><text:tab/>SIA OSDP Application Profile - Transparent</text:p>
      <text:p text:style-name="Standard"><text:tab/>SIA OSDP Application Profile - XPM</text:p>
      <text:p text:style-name="Standard"><text:tab/>OSDP Application Specific Messages - rev2</text:p>
      <text:h text:style-name="Heading_20_1" text:outline-level="1"><text:bookmark-start text:name="__RefHeading__108_613736186"/>2. Does OSDP support Digital I/O?<text:bookmark-end text:name="__RefHeading__108_613736186"/></text:h>
      <text:p text:style-name="Standard"/>
      <text:p text:style-name="Standard">yes. <text:s/>There are messages for that. <text:s/>See osdp_OUT, osdp_OSTATR, osdp_ISTAT, osdp_ISTATR</text:p>
      <text:h text:style-name="Heading_20_1" text:outline-level="1"><text:bookmark-start text:name="__RefHeading__110_613736186"/>3. Does OSDP support LED colors?<text:bookmark-end text:name="__RefHeading__110_613736186"/></text:h>
      <text:h text:style-name="Heading_20_2" text:outline-level="2"><text:bookmark-start text:name="__RefHeading__104_1781044413"/>3.1 Color Choices<text:bookmark-end text:name="__RefHeading__104_1781044413"/></text:h>
      <text:p text:style-name="Standard">There are a few defined. <text:s/>there is current discussion on this. <text:s/>check with the committee for a copy of the working notes from the sharepoint site.</text:p>
      <text:h text:style-name="Heading_20_2" text:outline-level="2"><text:bookmark-start text:name="__RefHeading__106_1781044413"/>3.2 Switching off LED's<text:bookmark-end text:name="__RefHeading__106_1781044413"/></text:h>
      <text:p text:style-name="Standard">If you want to mask an LED you can set the color to Black, which is a defined color in the spec meaning unlit/off.</text:p>
      <text:h text:style-name="Heading_20_1" text:outline-level="1"><text:bookmark-start text:name="__RefHeading__112_613736186"/>4. Does OSDP support buzzers?<text:bookmark-end text:name="__RefHeading__112_613736186"/></text:h>
      <text:p text:style-name="Standard"/>
      <text:p text:style-name="Standard">yes.</text:p>
      <text:h text:style-name="P4" text:outline-level="1"><text:bookmark-start text:name="__RefHeading__108_1781044413"/><text:soft-page-break/>5. How does Biometrics work?<text:bookmark-end text:name="__RefHeading__108_1781044413"/></text:h>
      <text:p text:style-name="P1">One answer is:</text:p>
      <text:p text:style-name="P1"/>
      <text:list xml:id="list19263299681" text:style-name="L1">
        <text:list-item>
          <text:p text:style-name="P3">cardholder presents card to card reader PD</text:p>
        </text:list-item>
        <text:list-item>
          <text:p text:style-name="P2">PD sends osdp_RAW to CP (cardholder data)</text:p>
        </text:list-item>
        <text:list-item>
          <text:p text:style-name="P2">CP selects template from prepared database</text:p>
        </text:list-item>
        <text:list-item>
          <text:p text:style-name="P2">CP sends osdp_BIOMATCH to bio reader PD with template. <text:s/>Template is in one of several formats, default is Portable Greymap (PGM, see https://www.nist.gov/programs-projects/wsq-certification-procedure).</text:p>
        </text:list-item>
        <text:list-item>
          <text:p text:style-name="P2">Bio reader PD sends match info back in osdp_BIOMATCHR.</text:p>
        </text:list-item>
        <text:list-item>
          <text:p text:style-name="P2">CP makes access decision.</text:p>
        </text:list-item>
      </text:list>
      <text:p text:style-name="Standard"/>
      <text:p text:style-name="Standard"><text:span text:style-name="T1">Biometrics template encoding types</text:span> are defined in (rev 2.1.7) section 1.34 table "Biometric Formats (type 0x01-0x0a) Meaning"</text:p>
      <text:h text:style-name="Heading_20_1" text:outline-level="1"><text:bookmark-start text:name="__RefHeading__114_613736186"/>6. How do you interpret osdp_ISTATR<text:bookmark-end text:name="__RefHeading__114_613736186"/></text:h>
      <text:p text:style-name="Text_20_body">The values in osdp_ISTATR indicate an input has changed. <text:s/>It is assumed these changes happen relatively infrequently e.g. seconds apart. <text:s/>Polling is assumed to occur at a high enough rate to collect input status changes accurately.</text:p>
      <text:h text:style-name="Heading_20_1" text:outline-level="1"><text:bookmark-start text:name="__RefHeading__150_2071203050"/>0. Where is this document?<text:bookmark-end text:name="__RefHeading__150_2071203050"/></text:h>
      <text:p text:style-name="Standard"/>
      <text:p text:style-name="Standard">In github. https://github.com/smithee-us/libosdp/doc/explaining-osdp/osdp-faq.pd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7.8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7:57:20</meta:creation-date>
    <dc:date>2016-09-25T13:13:44</dc:date>
    <meta:editing-duration>PT3M3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44" meta:word-count="364" meta:character-count="1904" meta:non-whitespace-character-count="1977"/>
  </office:meta>
</office:document-meta>
</file>